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FontAwesome" svg:font-family="FontAwesom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, sans-serif"/>
    <style:font-face style:name="Roboto2" svg:font-family="Roboto, sans-serif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7486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4.6278in"/>
    </style:style>
    <style:style style:name="Table1.B" style:family="table-column">
      <style:table-column-properties style:column-width="2.1208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454e5c" fo:padding="0.0382in" fo:border="none">
        <style:background-image/>
      </style:table-cell-properties>
    </style:style>
    <style:style style:name="Table1.A2" style:family="table-cell">
      <style:table-cell-properties fo:background-color="#eeeeee" fo:padding="0.0382in" fo:border="none">
        <style:background-image/>
      </style:table-cell-properties>
    </style:style>
    <style:style style:name="Table1.B2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Horizontal_20_Line">
      <style:text-properties fo:color="#0066b3" loext:opacity="100%" style:font-name="Roboto2" fo:font-size="18pt" fo:font-weight="normal" officeooo:rsid="0016ce15" officeooo:paragraph-rsid="0016ce15" style:font-size-asian="18pt" style:font-weight-asian="normal" style:font-size-complex="18pt" style:font-weight-complex="normal"/>
    </style:style>
    <style:style style:name="P2" style:family="paragraph" style:parent-style-name="Table_20_Contents">
      <style:text-properties fo:color="#0066cc" loext:opacity="100%" style:font-name="Roboto2" fo:font-size="10pt" fo:font-weight="bold" officeooo:rsid="0068eac2" officeooo:paragraph-rsid="0014ea20" style:font-size-asian="10pt" style:font-weight-asian="bold" style:font-size-complex="10pt" style:font-weight-complex="bold"/>
    </style:style>
    <style:style style:name="P3" style:family="paragraph" style:parent-style-name="Horizontal_20_Line">
      <style:text-properties fo:color="#0066cc" loext:opacity="100%" style:font-name="Roboto2" fo:font-size="18pt" fo:font-weight="normal" officeooo:rsid="006c6b52" officeooo:paragraph-rsid="0014ea20" style:font-size-asian="18pt" style:font-weight-asian="normal" style:font-size-complex="18pt" style:font-weight-complex="normal"/>
    </style:style>
    <style:style style:name="P4" style:family="paragraph" style:parent-style-name="Horizontal_20_Line">
      <style:text-properties fo:color="#0066cc" loext:opacity="100%" style:font-name="Roboto2" fo:font-size="18pt" fo:font-weight="normal" officeooo:rsid="006ef40a" officeooo:paragraph-rsid="0014ea2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fo:color="#0066cc" loext:opacity="100%" style:font-name="Roboto2" fo:font-size="6pt" fo:font-weight="bold" officeooo:rsid="00c7336d" officeooo:paragraph-rsid="0014ea20" style:font-size-asian="6pt" style:font-weight-asian="bold" style:font-size-complex="6pt" style:font-weight-complex="bold"/>
    </style:style>
    <style:style style:name="P6" style:family="paragraph" style:parent-style-name="Table_20_Contents">
      <style:text-properties fo:color="#0066cc" loext:opacity="100%" style:font-name="Roboto2" fo:font-size="6pt" fo:font-weight="bold" officeooo:rsid="00cbf010" officeooo:paragraph-rsid="0014ea20" style:font-size-asian="6pt" style:font-weight-asian="bold" style:font-size-complex="6pt" style:font-weight-complex="bold"/>
    </style:style>
    <style:style style:name="P7" style:family="paragraph" style:parent-style-name="Table_20_Contents">
      <style:text-properties fo:color="#0066cc" loext:opacity="100%" style:font-name="Roboto2" fo:font-size="6pt" fo:font-weight="bold" officeooo:rsid="00cbf010" officeooo:paragraph-rsid="003b2f15" style:font-size-asian="6pt" style:font-weight-asian="bold" style:font-size-complex="6pt" style:font-weight-complex="bold"/>
    </style:style>
    <style:style style:name="P8" style:family="paragraph" style:parent-style-name="Horizontal_20_Line">
      <style:paragraph-properties fo:margin-top="0.0398in" fo:margin-bottom="0.1965in" style:contextual-spacing="false"/>
      <style:text-properties style:font-name="Roboto2" fo:font-size="18pt" fo:font-weight="normal" officeooo:rsid="0016ce15" officeooo:paragraph-rsid="0016ce15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style:font-name="Roboto2" fo:font-size="6pt" fo:font-weight="bold" officeooo:rsid="006a0b0d" officeooo:paragraph-rsid="0014ea20" style:font-size-asian="6pt" style:font-weight-asian="bold" style:font-size-complex="6pt" style:font-weight-complex="bold"/>
    </style:style>
    <style:style style:name="P10" style:family="paragraph" style:parent-style-name="Table_20_Contents">
      <style:text-properties style:font-name="Roboto2" fo:font-size="6pt" fo:font-weight="bold" officeooo:rsid="006a0b0d" officeooo:paragraph-rsid="0035b180" style:font-size-asian="6pt" style:font-weight-asian="bold" style:font-size-complex="6pt" style:font-weight-complex="bold"/>
    </style:style>
    <style:style style:name="P11" style:family="paragraph" style:parent-style-name="Table_20_Contents">
      <style:text-properties style:font-name="Roboto2" fo:font-size="6pt" fo:font-weight="bold" officeooo:rsid="00c862f0" officeooo:paragraph-rsid="0014ea20" style:font-size-asian="6pt" style:font-weight-asian="bold" style:font-size-complex="6pt" style:font-weight-complex="bold"/>
    </style:style>
    <style:style style:name="P12" style:family="paragraph" style:parent-style-name="Table_20_Contents">
      <style:text-properties style:font-name="Roboto2" fo:font-size="6pt" fo:font-weight="bold" officeooo:rsid="00cbf010" officeooo:paragraph-rsid="0014ea20" style:font-size-asian="6pt" style:font-weight-asian="bold" style:font-size-complex="6pt" style:font-weight-complex="bold"/>
    </style:style>
    <style:style style:name="P13" style:family="paragraph" style:parent-style-name="Table_20_Contents">
      <style:text-properties style:font-name="Roboto2" fo:font-size="6pt" fo:font-weight="bold" officeooo:rsid="00a59fa2" officeooo:paragraph-rsid="0035b180" style:font-size-asian="6pt" style:font-weight-asian="bold" style:font-size-complex="6pt" style:font-weight-complex="bold"/>
    </style:style>
    <style:style style:name="P14" style:family="paragraph" style:parent-style-name="Table_20_Contents">
      <style:text-properties style:font-name="Roboto2" fo:font-size="6pt" fo:font-weight="normal" officeooo:rsid="00c7336d" officeooo:paragraph-rsid="0014ea20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hyphenation-ladder-count="no-limit"/>
      <style:text-properties style:font-name="Roboto2" fo:font-size="6pt" fo:font-weight="normal" officeooo:rsid="00c7336d" officeooo:paragraph-rsid="003923b8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16" style:family="paragraph" style:parent-style-name="Table_20_Contents">
      <style:text-properties style:font-name="Roboto2" fo:font-size="6pt" fo:font-weight="normal" officeooo:rsid="00c862f0" officeooo:paragraph-rsid="0014ea20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style:font-name="Roboto2" fo:font-size="6pt" fo:font-weight="normal" officeooo:rsid="00a59fa2" officeooo:paragraph-rsid="0014ea20" style:font-size-asian="6pt" style:font-weight-asian="normal" style:font-size-complex="6pt" style:font-weight-complex="normal"/>
    </style:style>
    <style:style style:name="P18" style:family="paragraph" style:parent-style-name="Text_20_body">
      <style:paragraph-properties fo:margin-top="0in" fo:margin-bottom="0in" style:contextual-spacing="false"/>
      <style:text-properties style:font-name="Roboto2" fo:font-size="8pt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in" fo:margin-bottom="0in" style:contextual-spacing="false"/>
      <style:text-properties style:font-name="Roboto2" fo:font-size="9.80000019073486pt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hyphenation-ladder-count="no-limit"/>
      <style:text-properties fo:color="#000000" loext:opacity="100%" style:font-name="Roboto2" fo:font-size="6pt" fo:language="nl" fo:country="NL" fo:font-weight="normal" officeooo:rsid="0009f75e" officeooo:paragraph-rsid="0014ea20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21" style:family="paragraph" style:parent-style-name="Table_20_Contents">
      <style:text-properties fo:color="#000000" loext:opacity="100%" style:font-name="Roboto2" fo:font-size="6pt" fo:font-style="italic" fo:font-weight="normal" officeooo:rsid="00d2afd5" officeooo:paragraph-rsid="0014ea20" style:font-size-asian="6pt" style:font-style-asian="italic" style:font-weight-asian="normal" style:font-size-complex="6pt" style:font-style-complex="italic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fo:color="#000000" loext:opacity="100%" style:font-name="Roboto2" fo:font-size="6pt" fo:font-style="italic" fo:font-weight="normal" officeooo:rsid="00d699d7" officeooo:paragraph-rsid="0014ea20" style:font-size-asian="6pt" style:font-style-asian="italic" style:font-weight-asian="normal" style:font-size-complex="6pt" style:font-style-complex="italic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fo:font-variant="normal" fo:text-transform="none" fo:color="#454e5c" loext:opacity="100%" style:font-name="Roboto1" fo:font-size="12pt" fo:letter-spacing="normal" fo:font-style="normal" fo:font-weight="normal" officeooo:rsid="00d2afd5" officeooo:paragraph-rsid="0014ea20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color="#454e5c" loext:opacity="100%" style:font-name="Roboto2" fo:font-size="8pt" fo:font-style="normal" fo:font-weight="normal" officeooo:rsid="00d2afd5" officeooo:paragraph-rsid="0014ea20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ext_20_body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fo:font-style="normal" officeooo:rsid="008dc073" officeooo:paragraph-rsid="0014ea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line-height="120%" fo:text-align="end" style:justify-single-word="false" fo:text-indent="-0.1252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fo:font-style="italic" officeooo:rsid="008dc073" officeooo:paragraph-rsid="00228b5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top="0in" fo:margin-bottom="0.0181in" style:contextual-spacing="false" fo:text-align="end" style:justify-single-word="false"/>
      <style:text-properties fo:color="#454e5c" loext:opacity="100%" style:font-name="Roboto2" fo:font-size="8pt" fo:font-style="italic" officeooo:rsid="006ef40a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top="0in" fo:margin-bottom="0in" style:contextual-spacing="false"/>
      <style:text-properties fo:color="#454e5c" loext:opacity="100%" style:font-name="Roboto2" fo:font-size="8pt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top="0in" fo:margin-bottom="0.0181in" style:contextual-spacing="false" fo:text-align="end" style:justify-single-word="false"/>
      <style:text-properties fo:color="#454e5c" loext:opacity="100%" style:font-name="Roboto2" fo:font-size="8pt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fo:color="#454e5c" loext:opacity="100%" style:font-name="Roboto2" officeooo:paragraph-rsid="0014ea20"/>
    </style:style>
    <style:style style:name="P31" style:family="paragraph" style:parent-style-name="Table_20_Contents">
      <style:text-properties fo:color="#454e5c" loext:opacity="100%" style:font-name="Roboto2" fo:font-size="6pt" fo:font-weight="bold" officeooo:rsid="006a0b0d" officeooo:paragraph-rsid="0014ea20" style:font-size-asian="6pt" style:font-weight-asian="bold" style:font-size-complex="6pt" style:font-weight-complex="bold"/>
    </style:style>
    <style:style style:name="P32" style:family="paragraph" style:parent-style-name="Table_20_Contents">
      <style:text-properties fo:color="#454e5c" loext:opacity="100%" style:font-name="Roboto2" fo:font-size="6pt" fo:font-weight="bold" officeooo:rsid="006a0b0d" officeooo:paragraph-rsid="0035b180" style:font-size-asian="6pt" style:font-weight-asian="bold" style:font-size-complex="6pt" style:font-weight-complex="bold"/>
    </style:style>
    <style:style style:name="P33" style:family="paragraph" style:parent-style-name="Table_20_Contents">
      <style:text-properties fo:color="#454e5c" loext:opacity="100%" style:font-name="Roboto2" fo:font-size="6pt" fo:font-weight="bold" officeooo:rsid="00c862f0" officeooo:paragraph-rsid="0014ea20" style:font-size-asian="6pt" style:font-weight-asian="bold" style:font-size-complex="6pt" style:font-weight-complex="bold"/>
    </style:style>
    <style:style style:name="P34" style:family="paragraph" style:parent-style-name="Table_20_Contents">
      <style:text-properties fo:color="#454e5c" loext:opacity="100%" style:font-name="Roboto2" fo:font-size="6pt" fo:font-weight="bold" officeooo:rsid="00cbf010" officeooo:paragraph-rsid="0014ea20" style:font-size-asian="6pt" style:font-weight-asian="bold" style:font-size-complex="6pt" style:font-weight-complex="bold"/>
    </style:style>
    <style:style style:name="P35" style:family="paragraph" style:parent-style-name="Table_20_Contents">
      <style:text-properties fo:color="#454e5c" loext:opacity="100%" style:font-name="Roboto2" fo:font-size="6pt" fo:font-weight="normal" officeooo:rsid="00c7336d" officeooo:paragraph-rsid="0014ea20" style:font-size-asian="6pt" style:font-weight-asian="normal" style:font-size-complex="6pt" style:font-weight-complex="normal"/>
    </style:style>
    <style:style style:name="P36" style:family="paragraph" style:parent-style-name="Table_20_Contents">
      <style:paragraph-properties fo:hyphenation-ladder-count="no-limit"/>
      <style:text-properties fo:color="#454e5c" loext:opacity="100%" style:font-name="Roboto2" fo:font-size="6pt" fo:font-weight="normal" officeooo:rsid="00c7336d" officeooo:paragraph-rsid="003923b8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37" style:family="paragraph" style:parent-style-name="Table_20_Contents">
      <style:text-properties fo:color="#454e5c" loext:opacity="100%" style:font-name="Roboto2" fo:font-size="6pt" fo:font-weight="normal" officeooo:rsid="00cbf010" officeooo:paragraph-rsid="0014ea20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color="#454e5c" loext:opacity="100%" style:font-name="Roboto2" fo:font-size="6pt" fo:font-weight="normal" officeooo:rsid="00cbf010" officeooo:paragraph-rsid="003923b8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color="#454e5c" loext:opacity="100%" style:font-name="Roboto2" fo:font-size="6pt" fo:font-weight="normal" officeooo:rsid="00cbf010" officeooo:paragraph-rsid="003b2f15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color="#454e5c" loext:opacity="100%" style:font-name="Roboto2" fo:font-size="6pt" fo:font-weight="normal" officeooo:rsid="00cbf010" officeooo:paragraph-rsid="004972a1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color="#454e5c" loext:opacity="100%" style:font-name="Roboto2" fo:font-size="6pt" fo:font-weight="normal" officeooo:rsid="00dbb536" officeooo:paragraph-rsid="0014ea20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color="#454e5c" loext:opacity="100%" style:font-name="Roboto2" officeooo:paragraph-rsid="003b2f15"/>
    </style:style>
    <style:style style:name="P43" style:family="paragraph" style:parent-style-name="Text_20_body">
      <style:paragraph-properties fo:margin-top="0in" fo:margin-bottom="0in" style:contextual-spacing="false"/>
      <style:text-properties fo:color="#454e5c" loext:opacity="100%" style:font-name="Roboto2" fo:font-size="9.80000019073486pt" fo:font-weight="bold" officeooo:rsid="00972f96" officeooo:paragraph-rsid="0014ea20" style:font-size-asian="9.80000019073486pt" style:font-style-asian="normal" style:font-weight-asian="bold" style:font-size-complex="9.80000019073486pt" style:font-style-complex="normal" style:font-weight-complex="bold" style:text-overline-style="none" style:text-overline-color="font-color"/>
    </style:style>
    <style:style style:name="P44" style:family="paragraph" style:parent-style-name="Text_20_body">
      <style:paragraph-properties fo:margin-top="0in" fo:margin-bottom="0in" style:contextual-spacing="false"/>
      <style:text-properties fo:color="#454e5c" loext:opacity="100%" style:font-name="Roboto2" fo:font-size="9.80000019073486pt" officeooo:rsid="00228b5e" officeooo:paragraph-rsid="00228b5e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margin-top="0in" fo:margin-bottom="0in" style:contextual-spacing="false"/>
      <style:text-properties fo:color="#454e5c" loext:opacity="100%" style:font-name="Roboto2" fo:font-size="9.80000019073486pt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9.80000019073486pt" officeooo:rsid="0095b443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7" style:family="paragraph" style:parent-style-name="Text_20_body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9.80000019073486pt" fo:font-style="italic" officeooo:rsid="008dc073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margin-top="0in" fo:margin-bottom="0.0181in" style:contextual-spacing="false"/>
      <style:text-properties fo:color="#454e5c" loext:opacity="100%" style:font-name="Roboto2" fo:font-size="9.80000019073486pt" fo:font-style="normal" fo:font-weight="bold" officeooo:rsid="0075ec75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margin-top="0in" fo:margin-bottom="0.0181in" style:contextual-spacing="false"/>
      <style:text-properties fo:color="#454e5c" loext:opacity="100%" style:font-name="Roboto2" fo:font-size="9.80000019073486pt" fo:font-style="normal" fo:font-weight="bold" officeooo:rsid="013b8355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50" style:family="paragraph" style:parent-style-name="Text_20_body">
      <loext:graphic-properties draw:fill="none"/>
      <style:paragraph-properties fo:margin-left="0.1866in" fo:margin-right="0in" fo:margin-top="0in" fo:margin-bottom="0in" style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fo:color="#454e5c" loext:opacity="100%" style:font-name="Roboto2" fo:font-size="9.80000019073486pt" fo:font-style="normal" officeooo:rsid="008f4b16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margin-top="0in" fo:margin-bottom="0.0181in" style:contextual-spacing="false" fo:text-align="end" style:justify-single-word="false"/>
      <style:text-properties fo:color="#454e5c" loext:opacity="100%" style:font-name="Roboto2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margin-top="0in" fo:margin-bottom="0.0181in" style:contextual-spacing="false" fo:text-align="end" style:justify-single-word="false"/>
      <style:text-properties fo:color="#454e5c" loext:opacity="100%" style:font-name="Roboto2" fo:font-size="12pt" fo:language="nl" fo:country="NL" fo:font-style="italic" fo:font-weight="normal" officeooo:rsid="000a050c" officeooo:paragraph-rsid="0014ea20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53" style:family="paragraph" style:parent-style-name="CV_20_Header">
      <loext:graphic-properties draw:fill="solid" draw:fill-color="#454e5c"/>
      <style:paragraph-properties fo:line-height="115%" fo:background-color="#454e5c"/>
      <style:text-properties fo:color="#ffffff" loext:opacity="100%" style:font-name="Roboto2" fo:font-size="10pt" fo:font-weight="normal" officeooo:rsid="00a9f8c3" officeooo:paragraph-rsid="0042bb3f" style:font-size-asian="10pt" style:font-weight-asian="normal" style:font-size-complex="10pt" style:font-weight-complex="normal"/>
    </style:style>
    <style:style style:name="P54" style:family="paragraph" style:parent-style-name="CV_20_Header">
      <loext:graphic-properties draw:fill="solid" draw:fill-color="#454e5c"/>
      <style:paragraph-properties fo:line-height="115%" fo:background-color="#454e5c"/>
      <style:text-properties fo:color="#ffffff" loext:opacity="100%" style:font-name="Roboto2" fo:font-size="8pt" fo:font-weight="normal" officeooo:rsid="00ab930f" officeooo:paragraph-rsid="0014ea20" style:font-size-asian="8pt" style:font-weight-asian="normal" style:font-size-complex="8pt" style:font-weight-complex="normal"/>
    </style:style>
    <style:style style:name="P55" style:family="paragraph" style:parent-style-name="Standard">
      <loext:graphic-properties draw:fill="solid" draw:fill-color="#454e5c"/>
      <style:paragraph-properties fo:line-height="115%" fo:background-color="#454e5c"/>
      <style:text-properties fo:color="#ffffff" loext:opacity="100%" style:font-name="Roboto" fo:font-size="16pt" fo:font-weight="normal" officeooo:rsid="0068d7f1" officeooo:paragraph-rsid="0014ea20" style:font-size-asian="16pt" style:font-weight-asian="normal" style:font-size-complex="16pt" style:font-weight-complex="normal"/>
    </style:style>
    <style:style style:name="P56" style:family="paragraph" style:parent-style-name="CV_20_Header">
      <loext:graphic-properties draw:fill="solid" draw:fill-color="#454e5c"/>
      <style:paragraph-properties fo:line-height="115%" fo:background-color="#454e5c"/>
      <style:text-properties officeooo:paragraph-rsid="0014ea20"/>
    </style:style>
    <style:style style:name="P57" style:family="paragraph" style:parent-style-name="Standard">
      <style:text-properties officeooo:paragraph-rsid="0014ea20"/>
    </style:style>
    <style:style style:name="P58" style:family="paragraph" style:parent-style-name="Standard" style:list-style-name="L1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 style:list-style-name="L1">
      <loext:graphic-properties draw:fill="none"/>
      <style:paragraph-properties fo:margin-left="0.1252in" fo:margin-right="0in" fo:margin-top="0in" fo:margin-bottom="0.0181in" style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fo:color="#454e5c" loext:opacity="100%" style:font-name="Roboto2" fo:font-size="9.80000019073486pt" officeooo:paragraph-rsid="00228b5e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60" style:family="paragraph" style:parent-style-name="Text_20_body" style:list-style-name="L2">
      <loext:graphic-properties draw:fill="none"/>
      <style:paragraph-properties fo:margin-left="0.1252in" fo:margin-right="0in" fo:margin-top="0in" fo:margin-bottom="0.0972in" style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fo:color="#454e5c" loext:opacity="100%" style:font-name="Roboto2" fo:font-size="9.80000019073486pt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61" style:family="paragraph" style:parent-style-name="Text_20_body" style:list-style-name="L1">
      <loext:graphic-properties draw:fill="none"/>
      <style:paragraph-properties fo:margin-left="0.1252in" fo:margin-right="0in" fo:margin-top="0in" fo:margin-bottom="0.0181in" style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fo:color="#454e5c" loext:opacity="100%" style:font-name="Roboto2" fo:font-size="8pt" officeooo:paragraph-rsid="00228b5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2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00%" fo:text-indent="-0.5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officeooo:paragraph-rsid="002c3e3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3" style:family="paragraph" style:parent-style-name="Text_20_body" style:list-style-name="L1">
      <loext:graphic-properties draw:fill="none"/>
      <style:paragraph-properties fo:margin-left="0.1252in" fo:margin-right="0in" fo:margin-top="0in" fo:margin-bottom="0in" style:contextual-spacing="false" fo:line-height="120%" fo:text-align="end" style:justify-single-word="false" fo:text-indent="-0.1252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fo:font-style="italic" fo:font-weight="bold" officeooo:rsid="008dc073" officeooo:paragraph-rsid="00228b5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4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fo:font-style="normal" fo:font-weight="normal" officeooo:rsid="00781274" officeooo:paragraph-rsid="0014ea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5" style:family="paragraph" style:parent-style-name="Text_20_body" style:list-style-name="L3">
      <loext:graphic-properties draw:fill="none"/>
      <style:paragraph-properties fo:margin-left="0.1866in" fo:margin-right="0in" fo:margin-top="0in" fo:margin-bottom="0in" style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fo:color="#454e5c" loext:opacity="100%" style:font-name="Roboto2" fo:font-size="8pt" fo:font-style="normal" officeooo:rsid="008f4b16" officeooo:paragraph-rsid="0014ea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6" style:family="paragraph" style:parent-style-name="Text_20_body" style:list-style-name="L3">
      <loext:graphic-properties draw:fill="none"/>
      <style:paragraph-properties fo:margin-left="0.1252in" fo:margin-right="0in" fo:margin-top="0in" fo:margin-bottom="0.0181in" style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fo:color="#454e5c" loext:opacity="100%" style:font-name="Roboto2" fo:font-size="8pt" fo:font-style="normal" officeooo:rsid="008f4b16" officeooo:paragraph-rsid="003b2f1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7" style:family="paragraph">
      <loext:graphic-properties draw:fill-color="#cccccc"/>
      <style:paragraph-properties fo:text-align="center"/>
    </style:style>
    <style:style style:name="P68" style:family="paragraph">
      <style:paragraph-properties fo:text-align="center" style:writing-mode="lr-tb"/>
    </style:style>
    <style:style style:name="P69" style:family="paragraph">
      <style:paragraph-properties fo:text-align="center"/>
    </style:style>
    <style:style style:name="T1" style:family="text">
      <style:text-properties fo:color="#ffffff" loext:opacity="100%" style:font-name="Roboto2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2" style:family="text">
      <style:text-properties fo:color="#ffffff" loext:opacity="100%" style:font-name="Roboto2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3" style:family="text">
      <style:text-properties fo:color="#ffffff" loext:opacity="100%" style:font-name="Roboto2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ffffff" loext:opacity="100%" style:font-name="Roboto2" fo:font-size="8pt" fo:font-weight="normal" officeooo:rsid="00ab930f" style:font-size-asian="8pt" style:font-weight-asian="normal" style:font-size-complex="8pt" style:font-weight-complex="normal"/>
    </style:style>
    <style:style style:name="T5" style:family="text">
      <style:text-properties fo:color="#ffffff" loext:opacity="100%" style:font-name="Roboto2" fo:font-size="8pt" fo:font-weight="normal" officeooo:rsid="0126918e" style:font-size-asian="8pt" style:font-weight-asian="normal" style:font-size-complex="8pt" style:font-weight-complex="normal"/>
    </style:style>
    <style:style style:name="T6" style:family="text">
      <style:text-properties fo:color="#ffffff" loext:opacity="100%" style:font-name="Roboto2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7" style:family="text">
      <style:text-properties fo:color="#ffffff" loext:opacity="100%" style:font-name="Roboto2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8" style:family="text">
      <style:text-properties fo:color="#ffffff" loext:opacity="100%" style:font-name="Roboto2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9" style:family="text">
      <style:text-properties fo:color="#ffffff" loext:opacity="100%" officeooo:rsid="003ac1ec" fo:background-color="#454e5c" loext:char-shading-value="0"/>
    </style:style>
    <style:style style:name="T10" style:family="text">
      <style:text-properties fo:color="#ffffff" loext:opacity="100%" officeooo:rsid="003b2f15" fo:background-color="#454e5c" loext:char-shading-value="0"/>
    </style:style>
    <style:style style:name="T11" style:family="text">
      <style:text-properties fo:color="#ffffff" loext:opacity="100%" officeooo:rsid="003f10a7" fo:background-color="#454e5c" loext:char-shading-value="0"/>
    </style:style>
    <style:style style:name="T12" style:family="text">
      <style:text-properties fo:color="#ffffff" loext:opacity="100%" officeooo:rsid="004972a1" fo:background-color="#454e5c" loext:char-shading-value="0"/>
    </style:style>
    <style:style style:name="T13" style:family="text">
      <style:text-properties fo:color="#ffffff" loext:opacity="100%" officeooo:rsid="004ad6fe" fo:background-color="#454e5c" loext:char-shading-value="0"/>
    </style:style>
    <style:style style:name="T14" style:family="text">
      <style:text-properties fo:color="#ffffff" loext:opacity="100%" fo:font-size="6pt" fo:font-weight="normal" officeooo:rsid="003ac1ec" fo:background-color="#454e5c" loext:char-shading-value="0" style:font-size-asian="6pt" style:font-weight-asian="normal" style:font-size-complex="6pt" style:font-weight-complex="normal"/>
    </style:style>
    <style:style style:name="T15" style:family="text">
      <style:text-properties fo:color="#ffffff" loext:opacity="100%" fo:font-size="6pt" fo:font-weight="normal" officeooo:rsid="003b2f15" fo:background-color="#454e5c" loext:char-shading-value="0" style:font-size-asian="6pt" style:font-weight-asian="normal" style:font-size-complex="6pt" style:font-weight-complex="normal"/>
    </style:style>
    <style:style style:name="T16" style:family="text">
      <style:text-properties fo:color="#ffffff" loext:opacity="100%" fo:font-size="8pt" officeooo:rsid="011147b9" style:font-name-asian="Font Awesome 5 Brands Regular" style:font-name-complex="Font Awesome 5 Brands Regular" style:font-size-complex="8pt"/>
    </style:style>
    <style:style style:name="T17" style:family="text">
      <style:text-properties officeooo:rsid="00b0746f" style:font-name-asian="Font Awesome 5 Free Solid" style:font-size-asian="7pt" style:font-style-asian="normal" style:font-name-complex="Font Awesome 5 Free Solid" style:font-style-complex="normal" style:text-overline-style="none" style:text-overline-color="font-color"/>
    </style:style>
    <style:style style:name="T18" style:family="text">
      <style:text-properties officeooo:rsid="010f6ea5" style:font-name-asian="Font Awesome 5 Free Solid" style:font-size-asian="7pt" style:font-style-asian="normal" style:font-name-complex="Font Awesome 5 Free Solid" style:font-style-complex="normal" style:text-overline-style="none" style:text-overline-color="font-color"/>
    </style:style>
    <style:style style:name="T19" style:family="text">
      <style:text-properties officeooo:rsid="00b3d181" style:font-name-asian="Font Awesome 5 Free Solid" style:font-size-asian="7pt" style:font-style-asian="normal" style:font-name-complex="Font Awesome 5 Free Solid" style:font-style-complex="normal" style:text-overline-style="none" style:text-overline-color="font-color"/>
    </style:style>
    <style:style style:name="T20" style:family="text">
      <style:text-properties officeooo:rsid="00b0746f" style:font-name-asian="Font Awesome 5 Brands Regular" style:font-style-asian="normal" style:font-name-complex="Font Awesome 5 Brands Regular" style:font-style-complex="normal" style:text-overline-style="none" style:text-overline-color="font-color"/>
    </style:style>
    <style:style style:name="T21" style:family="text">
      <style:text-properties officeooo:rsid="00e3c31b" style:font-name-asian="Font Awesome 5 Brands Regular" style:font-style-asian="normal" style:font-name-complex="Font Awesome 5 Brands Regular" style:font-style-complex="normal" style:text-overline-style="none" style:text-overline-color="font-color"/>
    </style:style>
    <style:style style:name="T22" style:family="text">
      <style:text-properties officeooo:rsid="00b3d181" style:font-name-asian="Font Awesome 5 Brands Regular" style:font-style-asian="normal" style:font-name-complex="Font Awesome 5 Brands Regular" style:font-style-complex="normal" style:text-overline-style="none" style:text-overline-color="font-color"/>
    </style:style>
    <style:style style:name="T23" style:family="text">
      <style:text-properties officeooo:rsid="00d45474"/>
    </style:style>
    <style:style style:name="T24" style:family="text">
      <style:text-properties officeooo:rsid="0115aef5"/>
    </style:style>
    <style:style style:name="T25" style:family="text">
      <style:text-properties officeooo:rsid="00f83f2f"/>
    </style:style>
    <style:style style:name="T26" style:family="text">
      <style:text-properties officeooo:rsid="00d3f7ab"/>
    </style:style>
    <style:style style:name="T27" style:family="text">
      <style:text-properties officeooo:rsid="00f5bcb3"/>
    </style:style>
    <style:style style:name="T28" style:family="text">
      <style:text-properties fo:color="#0066cc" loext:opacity="100%"/>
    </style:style>
    <style:style style:name="T29" style:family="text">
      <style:text-properties fo:color="#0066cc" loext:opacity="100%" officeooo:rsid="00c3733e"/>
    </style:style>
    <style:style style:name="T30" style:family="text">
      <style:text-properties fo:color="#0066cc" loext:opacity="100%" officeooo:rsid="00c7336d"/>
    </style:style>
    <style:style style:name="T31" style:family="text">
      <style:text-properties fo:color="#0066cc" loext:opacity="100%" officeooo:rsid="00cbf010"/>
    </style:style>
    <style:style style:name="T32" style:family="text">
      <style:text-properties fo:color="#0066cc" loext:opacity="100%" officeooo:rsid="0112cdd5"/>
    </style:style>
    <style:style style:name="T33" style:family="text">
      <style:text-properties fo:color="#0066cc" loext:opacity="100%" officeooo:rsid="011c3e0c"/>
    </style:style>
    <style:style style:name="T34" style:family="text">
      <style:text-properties fo:color="#0066cc" loext:opacity="100%" officeooo:rsid="00da3a89"/>
    </style:style>
    <style:style style:name="T35" style:family="text">
      <style:text-properties fo:color="#0066cc" loext:opacity="100%" officeooo:rsid="00a59fa2"/>
    </style:style>
    <style:style style:name="T36" style:family="text">
      <style:text-properties fo:color="#0066cc" loext:opacity="100%" officeooo:rsid="0095b443"/>
    </style:style>
    <style:style style:name="T37" style:family="text">
      <style:text-properties officeooo:rsid="00c3733e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c3733e" style:font-weight-asian="normal" style:font-weight-complex="normal"/>
    </style:style>
    <style:style style:name="T40" style:family="text">
      <style:text-properties fo:font-weight="normal" officeooo:rsid="00ca06a8" style:font-weight-asian="normal" style:font-weight-complex="normal"/>
    </style:style>
    <style:style style:name="T41" style:family="text">
      <style:text-properties fo:font-weight="normal" officeooo:rsid="00e8ac98" style:font-weight-asian="normal" style:font-weight-complex="normal"/>
    </style:style>
    <style:style style:name="T42" style:family="text">
      <style:text-properties fo:font-weight="normal" officeooo:rsid="00c862f0" style:font-weight-asian="normal" style:font-weight-complex="normal"/>
    </style:style>
    <style:style style:name="T43" style:family="text">
      <style:text-properties fo:font-weight="normal" officeooo:rsid="00d2afd5" style:font-weight-asian="normal" style:font-weight-complex="normal"/>
    </style:style>
    <style:style style:name="T44" style:family="text">
      <style:text-properties fo:font-weight="normal" officeooo:rsid="00c567ca" style:font-weight-asian="normal" style:font-weight-complex="normal"/>
    </style:style>
    <style:style style:name="T45" style:family="text">
      <style:text-properties fo:font-weight="normal" officeooo:rsid="012d2499" style:font-weight-asian="normal" style:font-weight-complex="normal"/>
    </style:style>
    <style:style style:name="T46" style:family="text">
      <style:text-properties fo:font-weight="normal" officeooo:rsid="00c6342f" style:font-weight-asian="normal" style:font-weight-complex="normal"/>
    </style:style>
    <style:style style:name="T47" style:family="text">
      <style:text-properties fo:font-weight="normal" officeooo:rsid="0117103b" style:font-weight-asian="normal" style:font-weight-complex="normal"/>
    </style:style>
    <style:style style:name="T48" style:family="text">
      <style:text-properties fo:font-weight="normal" officeooo:rsid="00c7336d" style:font-weight-asian="normal" style:font-weight-complex="normal"/>
    </style:style>
    <style:style style:name="T49" style:family="text">
      <style:text-properties fo:font-weight="normal" officeooo:rsid="01219c85" style:font-weight-asian="normal" style:font-weight-complex="normal"/>
    </style:style>
    <style:style style:name="T50" style:family="text">
      <style:text-properties fo:font-weight="normal" officeooo:rsid="00da3a89" style:font-weight-asian="normal" style:font-weight-complex="normal"/>
    </style:style>
    <style:style style:name="T51" style:family="text">
      <style:text-properties fo:font-weight="normal" officeooo:rsid="0121b0c8" style:font-weight-asian="normal" style:font-weight-complex="normal"/>
    </style:style>
    <style:style style:name="T52" style:family="text">
      <style:text-properties fo:font-weight="normal" officeooo:rsid="011d1e1e" style:font-weight-asian="normal" style:font-weight-complex="normal"/>
    </style:style>
    <style:style style:name="T53" style:family="text">
      <style:text-properties fo:font-weight="normal" officeooo:rsid="00cbf010" style:font-weight-asian="normal" style:font-weight-complex="normal"/>
    </style:style>
    <style:style style:name="T54" style:family="text">
      <style:text-properties fo:font-weight="normal" officeooo:rsid="01309b35" style:font-weight-asian="normal" style:font-weight-complex="normal"/>
    </style:style>
    <style:style style:name="T55" style:family="text">
      <style:text-properties fo:font-weight="normal" officeooo:rsid="011da33d" style:font-weight-asian="normal" style:font-weight-complex="normal"/>
    </style:style>
    <style:style style:name="T56" style:family="text">
      <style:text-properties fo:font-weight="normal" officeooo:rsid="00cd0718" style:font-weight-asian="normal" style:font-weight-complex="normal"/>
    </style:style>
    <style:style style:name="T57" style:family="text">
      <style:text-properties fo:font-weight="normal" officeooo:rsid="011db61b" style:font-weight-asian="normal" style:font-weight-complex="normal"/>
    </style:style>
    <style:style style:name="T58" style:family="text">
      <style:text-properties fo:font-weight="normal" officeooo:rsid="00dcc73f" style:font-weight-asian="normal" style:font-weight-complex="normal"/>
    </style:style>
    <style:style style:name="T59" style:family="text">
      <style:text-properties fo:font-weight="normal" officeooo:rsid="00e19f9e" style:font-weight-asian="normal" style:font-weight-complex="normal"/>
    </style:style>
    <style:style style:name="T60" style:family="text">
      <style:text-properties fo:font-weight="normal" officeooo:rsid="00dd060c" style:font-weight-asian="normal" style:font-weight-complex="normal"/>
    </style:style>
    <style:style style:name="T61" style:family="text">
      <style:text-properties fo:font-weight="normal" officeooo:rsid="01314d07" style:font-weight-asian="normal" style:font-weight-complex="normal"/>
    </style:style>
    <style:style style:name="T62" style:family="text">
      <style:text-properties fo:font-weight="normal" officeooo:rsid="0133a438" style:font-weight-asian="normal" style:font-weight-complex="normal"/>
    </style:style>
    <style:style style:name="T63" style:family="text">
      <style:text-properties fo:font-weight="normal" officeooo:rsid="00ea7066" style:font-weight-asian="normal" style:font-weight-complex="normal"/>
    </style:style>
    <style:style style:name="T64" style:family="text">
      <style:text-properties fo:font-weight="normal" officeooo:rsid="00dbb536" style:font-weight-asian="normal" style:font-weight-complex="normal"/>
    </style:style>
    <style:style style:name="T65" style:family="text">
      <style:text-properties fo:font-weight="normal" officeooo:rsid="00ef61e7" style:font-weight-asian="normal" style:font-weight-complex="normal"/>
    </style:style>
    <style:style style:name="T66" style:family="text">
      <style:text-properties fo:font-weight="normal" officeooo:rsid="013eba57" style:font-weight-asian="normal" style:font-weight-complex="normal"/>
    </style:style>
    <style:style style:name="T67" style:family="text">
      <style:text-properties fo:font-weight="normal" officeooo:rsid="00f0f38c" style:font-weight-asian="normal" style:font-weight-complex="normal"/>
    </style:style>
    <style:style style:name="T68" style:family="text">
      <style:text-properties fo:font-weight="normal" officeooo:rsid="00a59fa2" style:font-weight-asian="normal" style:font-weight-complex="normal"/>
    </style:style>
    <style:style style:name="T69" style:family="text">
      <style:text-properties fo:font-weight="normal" officeooo:rsid="002f1a60" style:font-weight-asian="normal" style:font-weight-complex="normal"/>
    </style:style>
    <style:style style:name="T70" style:family="text">
      <style:text-properties fo:font-weight="normal" officeooo:rsid="0031b2b9" style:font-weight-asian="normal" style:font-weight-complex="normal"/>
    </style:style>
    <style:style style:name="T71" style:family="text">
      <style:text-properties officeooo:rsid="012ef88f"/>
    </style:style>
    <style:style style:name="T72" style:family="text">
      <style:text-properties officeooo:rsid="01303fa3"/>
    </style:style>
    <style:style style:name="T73" style:family="text">
      <style:text-properties officeooo:rsid="01400f67"/>
    </style:style>
    <style:style style:name="T74" style:family="text">
      <style:text-properties officeooo:rsid="012fc407"/>
    </style:style>
    <style:style style:name="T75" style:family="text">
      <style:text-properties officeooo:rsid="00a59fa2"/>
    </style:style>
    <style:style style:name="T76" style:family="text">
      <style:text-properties fo:font-size="8pt" fo:font-style="normal" officeooo:rsid="008dc073" style:font-size-asian="8pt" style:font-size-complex="8pt"/>
    </style:style>
    <style:style style:name="T77" style:family="text">
      <style:text-properties fo:font-size="8pt" fo:font-style="normal" officeooo:rsid="0075ec75" style:font-size-asian="8pt" style:font-size-complex="8pt"/>
    </style:style>
    <style:style style:name="T78" style:family="text">
      <style:text-properties fo:font-size="8pt" fo:font-style="normal" officeooo:rsid="0018bbf7" style:font-size-asian="8pt" style:font-size-complex="8pt"/>
    </style:style>
    <style:style style:name="T79" style:family="text">
      <style:text-properties fo:font-size="8pt" fo:font-style="normal" officeooo:rsid="00228b5e" style:font-size-asian="8pt" style:font-size-complex="8pt"/>
    </style:style>
    <style:style style:name="T80" style:family="text">
      <style:text-properties fo:font-size="8pt" fo:font-style="normal" officeooo:rsid="004972a1" style:font-size-asian="8pt" style:font-size-complex="8pt"/>
    </style:style>
    <style:style style:name="T81" style:family="text">
      <style:text-properties fo:font-size="8pt" fo:font-style="italic" style:font-size-asian="8pt" style:font-style-asian="italic" style:font-size-complex="8pt" style:font-style-complex="italic"/>
    </style:style>
    <style:style style:name="T82" style:family="text">
      <style:text-properties fo:font-size="8pt" style:font-size-asian="8pt" style:font-size-complex="8pt"/>
    </style:style>
    <style:style style:name="T83" style:family="text">
      <style:text-properties fo:font-size="8pt" officeooo:rsid="001d6b44" style:font-size-asian="8pt" style:font-size-complex="8pt"/>
    </style:style>
    <style:style style:name="T84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85" style:family="text">
      <style:text-properties fo:font-size="8pt" fo:font-weight="normal" officeooo:rsid="00a59fa2" style:font-size-asian="8pt" style:font-weight-asian="normal" style:font-size-complex="8pt" style:font-weight-complex="normal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officeooo:rsid="0075ec75" style:font-weight-asian="bold" style:font-weight-complex="bold"/>
    </style:style>
    <style:style style:name="T88" style:family="text">
      <style:text-properties fo:font-weight="bold" officeooo:rsid="0090d3b3" style:font-weight-asian="bold" style:font-weight-complex="bold"/>
    </style:style>
    <style:style style:name="T89" style:family="text">
      <style:text-properties fo:font-weight="bold" officeooo:rsid="003923b8" style:font-weight-asian="bold" style:font-weight-complex="bold"/>
    </style:style>
    <style:style style:name="T90" style:family="text">
      <style:text-properties fo:font-weight="bold" officeooo:rsid="00e3c31b" style:font-name-asian="Font Awesome 5 Free Solid" style:font-style-asian="normal" style:font-weight-asian="bold" style:font-name-complex="Font Awesome 5 Free Solid" style:font-style-complex="normal" style:font-weight-complex="bold" style:text-overline-style="none" style:text-overline-color="font-color"/>
    </style:style>
    <style:style style:name="T91" style:family="text">
      <style:text-properties fo:font-weight="bold" officeooo:rsid="00e3c31b" style:font-name-asian="Font Awesome 5 Brands Regular" style:font-weight-asian="bold" style:font-name-complex="Font Awesome 5 Brands Regular" style:font-weight-complex="bold"/>
    </style:style>
    <style:style style:name="T92" style:family="text">
      <style:text-properties officeooo:rsid="01284ebc"/>
    </style:style>
    <style:style style:name="T93" style:family="text">
      <style:text-properties officeooo:rsid="00e4ae0f"/>
    </style:style>
    <style:style style:name="T94" style:family="text">
      <style:text-properties officeooo:rsid="007a9e40"/>
    </style:style>
    <style:style style:name="T95" style:family="text">
      <style:text-properties officeooo:rsid="013b8355"/>
    </style:style>
    <style:style style:name="T96" style:family="text">
      <style:text-properties officeooo:rsid="013a6227"/>
    </style:style>
    <style:style style:name="T97" style:family="text">
      <style:text-properties officeooo:rsid="013d0911"/>
    </style:style>
    <style:style style:name="T98" style:family="text">
      <style:text-properties fo:font-style="italic" officeooo:rsid="006ef40a" style:font-style-asian="italic" style:font-style-complex="italic"/>
    </style:style>
    <style:style style:name="T99" style:family="text">
      <style:text-properties fo:font-size="14pt" officeooo:rsid="01424c80" style:font-name-asian="FontAwesome" style:font-size-asian="14pt" style:font-style-asian="normal" style:font-name-complex="FontAwesome" style:font-size-complex="14pt" style:font-style-complex="normal" style:text-overline-style="none" style:text-overline-color="font-color"/>
    </style:style>
    <style:style style:name="T100" style:family="text">
      <style:text-properties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101" style:family="text">
      <style:text-properties officeooo:rsid="01424c80" style:font-name-asian="FontAwesome" style:font-style-asian="normal" style:font-name-complex="FontAwesome" style:font-style-complex="normal" style:text-overline-style="none" style:text-overline-color="font-color"/>
    </style:style>
    <style:style style:name="T102" style:family="text">
      <style:text-properties style:font-name="Roboto2" fo:font-weight="bold" style:font-weight-asian="bold" style:font-weight-complex="bold"/>
    </style:style>
    <style:style style:name="T103" style:family="text">
      <style:text-properties style:font-name="Roboto2" fo:font-size="12pt" officeooo:rsid="00b3d181" style:font-name-asian="Font Awesome 5 Free Solid" style:font-size-asian="12pt" style:font-name-complex="Font Awesome 5 Free Solid" style:font-size-complex="12pt"/>
    </style:style>
    <style:style style:name="T104" style:family="text">
      <style:text-properties style:font-name="Roboto2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105" style:family="text">
      <style:text-properties style:font-name="Roboto2" fo:font-size="8pt" officeooo:rsid="00b3531f" style:font-name-asian="Font Awesome 5 Free Regular" style:font-size-asian="7pt" style:font-name-complex="Font Awesome 5 Free Regular" style:font-size-complex="8pt"/>
    </style:style>
    <style:style style:name="T106" style:family="text">
      <style:text-properties fo:font-size="6pt" fo:font-weight="normal" officeooo:rsid="00c3733e" style:font-size-asian="6pt" style:font-weight-asian="normal" style:font-size-complex="6pt" style:font-weight-complex="normal"/>
    </style:style>
    <style:style style:name="T107" style:family="text">
      <style:text-properties fo:font-size="6pt" fo:font-weight="normal" officeooo:rsid="00ea049a" style:font-size-asian="6pt" style:font-weight-asian="normal" style:font-size-complex="6pt" style:font-weight-complex="normal"/>
    </style:style>
    <style:style style:name="T108" style:family="text">
      <style:text-properties fo:font-size="6pt" fo:font-weight="normal" officeooo:rsid="00e8ac98" style:font-size-asian="6pt" style:font-weight-asian="normal" style:font-size-complex="6pt" style:font-weight-complex="normal"/>
    </style:style>
    <style:style style:name="T109" style:family="text">
      <style:text-properties fo:font-size="6pt" fo:font-weight="normal" officeooo:rsid="00ca06a8" style:font-size-asian="6pt" style:font-weight-asian="normal" style:font-size-complex="6pt" style:font-weight-complex="normal"/>
    </style:style>
    <style:style style:name="T110" style:family="text">
      <style:text-properties fo:font-size="6pt" fo:font-weight="normal" officeooo:rsid="00da3a89" style:font-size-asian="6pt" style:font-weight-asian="normal" style:font-size-complex="6pt" style:font-weight-complex="normal"/>
    </style:style>
    <style:style style:name="T111" style:family="text">
      <style:text-properties fo:font-size="6pt" fo:font-weight="normal" officeooo:rsid="00cbf010" style:font-size-asian="6pt" style:font-weight-asian="normal" style:font-size-complex="6pt" style:font-weight-complex="normal"/>
    </style:style>
    <style:style style:name="T112" style:family="text">
      <style:text-properties fo:font-size="6pt" fo:font-weight="normal" officeooo:rsid="00dd060c" style:font-size-asian="6pt" style:font-weight-asian="normal" style:font-size-complex="6pt" style:font-weight-complex="normal"/>
    </style:style>
    <style:style style:name="T113" style:family="text">
      <style:text-properties fo:font-size="6pt" fo:font-weight="normal" officeooo:rsid="01314d07" style:font-size-asian="6pt" style:font-weight-asian="normal" style:font-size-complex="6pt" style:font-weight-complex="normal"/>
    </style:style>
    <style:style style:name="T114" style:family="text">
      <style:text-properties fo:font-size="6pt" fo:font-weight="normal" officeooo:rsid="011f5665" style:font-size-asian="6pt" style:font-weight-asian="normal" style:font-size-complex="6pt" style:font-weight-complex="normal"/>
    </style:style>
    <style:style style:name="T115" style:family="text">
      <style:text-properties fo:font-size="6pt" fo:font-weight="normal" officeooo:rsid="00dde425" style:font-size-asian="6pt" style:font-weight-asian="normal" style:font-size-complex="6pt" style:font-weight-complex="normal"/>
    </style:style>
    <style:style style:name="T116" style:family="text">
      <style:text-properties fo:font-size="6pt" fo:font-weight="normal" officeooo:rsid="00dcc73f" style:font-size-asian="6pt" style:font-weight-asian="normal" style:font-size-complex="6pt" style:font-weight-complex="normal"/>
    </style:style>
    <style:style style:name="T117" style:family="text">
      <style:text-properties fo:font-size="6pt" fo:font-weight="normal" officeooo:rsid="011db61b" style:font-size-asian="6pt" style:font-weight-asian="normal" style:font-size-complex="6pt" style:font-weight-complex="normal"/>
    </style:style>
    <style:style style:name="T118" style:family="text">
      <style:text-properties fo:font-size="6pt" fo:font-weight="normal" officeooo:rsid="00dfb959" style:font-size-asian="6pt" style:font-weight-asian="normal" style:font-size-complex="6pt" style:font-weight-complex="normal"/>
    </style:style>
    <style:style style:name="T119" style:family="text">
      <style:text-properties fo:font-size="6pt" fo:font-weight="normal" officeooo:rsid="00ca57b6" style:font-size-asian="6pt" style:font-weight-asian="normal" style:font-size-complex="6pt" style:font-weight-complex="normal"/>
    </style:style>
    <style:style style:name="T120" style:family="text">
      <style:text-properties fo:font-size="6pt" fo:font-weight="normal" officeooo:rsid="00ed23a6" style:font-size-asian="6pt" style:font-weight-asian="normal" style:font-size-complex="6pt" style:font-weight-complex="normal"/>
    </style:style>
    <style:style style:name="T121" style:family="text">
      <style:text-properties fo:font-size="6pt" fo:font-weight="normal" officeooo:rsid="0139c173" style:font-size-asian="6pt" style:font-weight-asian="normal" style:font-size-complex="6pt" style:font-weight-complex="normal"/>
    </style:style>
    <style:style style:name="T122" style:family="text">
      <style:text-properties fo:font-size="6pt" fo:font-weight="normal" officeooo:rsid="01369036" style:font-size-asian="6pt" style:font-weight-asian="normal" style:font-size-complex="6pt" style:font-weight-complex="normal"/>
    </style:style>
    <style:style style:name="T123" style:family="text">
      <style:text-properties fo:font-size="6pt" fo:font-weight="normal" officeooo:rsid="01388f32" style:font-size-asian="6pt" style:font-weight-asian="normal" style:font-size-complex="6pt" style:font-weight-complex="normal"/>
    </style:style>
    <style:style style:name="T124" style:family="text">
      <style:text-properties fo:font-size="6pt" fo:font-weight="normal" officeooo:rsid="013a6007" style:font-size-asian="6pt" style:font-weight-asian="normal" style:font-size-complex="6pt" style:font-weight-complex="normal"/>
    </style:style>
    <style:style style:name="T125" style:family="text">
      <style:text-properties fo:font-size="6pt" fo:font-weight="normal" officeooo:rsid="003ac1ec" style:font-size-asian="6pt" style:font-weight-asian="normal" style:font-size-complex="6pt" style:font-weight-complex="normal"/>
    </style:style>
    <style:style style:name="T126" style:family="text">
      <style:text-properties fo:font-size="6pt" fo:font-weight="bold" officeooo:rsid="003923b8" style:font-size-asian="6pt" style:font-weight-asian="bold" style:font-size-complex="6pt" style:font-weight-complex="bold"/>
    </style:style>
    <style:style style:name="T127" style:family="text">
      <style:text-properties fo:font-size="6pt" fo:font-style="normal" officeooo:rsid="008dc073" style:font-size-asian="5.25pt" style:font-size-complex="6pt"/>
    </style:style>
    <style:style style:name="T128" style:family="text">
      <style:text-properties fo:font-style="normal" officeooo:rsid="0075ec75"/>
    </style:style>
    <style:style style:name="T129" style:family="text">
      <style:text-properties fo:font-style="normal" officeooo:rsid="008dc073"/>
    </style:style>
    <style:style style:name="T130" style:family="text">
      <style:text-properties fo:font-style="normal" officeooo:rsid="005a0406"/>
    </style:style>
    <style:style style:name="T131" style:family="text">
      <style:text-properties fo:font-style="normal" officeooo:rsid="00228b5e"/>
    </style:style>
    <style:style style:name="T132" style:family="text">
      <style:text-properties fo:font-style="normal" officeooo:rsid="002c3e3c"/>
    </style:style>
    <style:style style:name="T133" style:family="text">
      <style:text-properties fo:font-style="normal" officeooo:rsid="004972a1"/>
    </style:style>
    <style:style style:name="T134" style:family="text">
      <style:text-properties officeooo:rsid="0019ba4b"/>
    </style:style>
    <style:style style:name="T135" style:family="text">
      <style:text-properties officeooo:rsid="001cbf0e"/>
    </style:style>
    <style:style style:name="T136" style:family="text">
      <style:text-properties officeooo:rsid="001d6b44"/>
    </style:style>
    <style:style style:name="T137" style:family="text">
      <style:text-properties officeooo:rsid="0022b6ab"/>
    </style:style>
    <style:style style:name="T138" style:family="text">
      <style:text-properties fo:color="#454e5c" loext:opacity="100%" fo:font-weight="normal" style:font-weight-asian="normal" style:font-weight-complex="normal"/>
    </style:style>
    <style:style style:name="T139" style:family="text">
      <style:text-properties fo:color="#454e5c" loext:opacity="100%" fo:font-weight="normal" officeooo:rsid="00c3733e" style:font-weight-asian="normal" style:font-weight-complex="normal"/>
    </style:style>
    <style:style style:name="T140" style:family="text">
      <style:text-properties fo:color="#454e5c" loext:opacity="100%" fo:font-weight="normal" officeooo:rsid="00ca06a8" style:font-weight-asian="normal" style:font-weight-complex="normal"/>
    </style:style>
    <style:style style:name="T141" style:family="text">
      <style:text-properties fo:color="#454e5c" loext:opacity="100%" fo:font-weight="normal" officeooo:rsid="00c862f0" style:font-weight-asian="normal" style:font-weight-complex="normal"/>
    </style:style>
    <style:style style:name="T142" style:family="text">
      <style:text-properties fo:color="#454e5c" loext:opacity="100%" fo:font-weight="normal" officeooo:rsid="00ebf1b9" style:font-weight-asian="normal" style:font-weight-complex="normal"/>
    </style:style>
    <style:style style:name="T143" style:family="text">
      <style:text-properties fo:color="#454e5c" loext:opacity="100%" fo:font-weight="normal" officeooo:rsid="011d1e1e" style:font-weight-asian="normal" style:font-weight-complex="normal"/>
    </style:style>
    <style:style style:name="T144" style:family="text">
      <style:text-properties fo:color="#454e5c" loext:opacity="100%" fo:font-weight="normal" officeooo:rsid="00334a42" style:font-weight-asian="normal" style:font-weight-complex="normal"/>
    </style:style>
    <style:style style:name="T145" style:family="text">
      <style:text-properties fo:color="#454e5c" loext:opacity="100%" fo:font-weight="normal" officeooo:rsid="00da3a89" style:font-weight-asian="normal" style:font-weight-complex="normal"/>
    </style:style>
    <style:style style:name="T146" style:family="text">
      <style:text-properties fo:color="#454e5c" loext:opacity="100%" fo:font-weight="normal" officeooo:rsid="00dbb536" style:font-weight-asian="normal" style:font-weight-complex="normal"/>
    </style:style>
    <style:style style:name="T147" style:family="text">
      <style:text-properties fo:color="#454e5c" loext:opacity="100%" fo:font-weight="normal" officeooo:rsid="0037dc49" style:font-weight-asian="normal" style:font-weight-complex="normal"/>
    </style:style>
    <style:style style:name="T148" style:family="text">
      <style:text-properties fo:color="#454e5c" loext:opacity="100%" fo:font-weight="normal" officeooo:rsid="01094c72" style:font-weight-asian="normal" style:font-weight-complex="normal"/>
    </style:style>
    <style:style style:name="T149" style:family="text">
      <style:text-properties fo:color="#454e5c" loext:opacity="100%" fo:font-weight="normal" officeooo:rsid="0031b2b9" style:font-weight-asian="normal" style:font-weight-complex="normal"/>
    </style:style>
    <style:style style:name="T150" style:family="text">
      <style:text-properties fo:color="#454e5c" loext:opacity="100%" fo:font-weight="normal" officeooo:rsid="002f1a60" style:font-weight-asian="normal" style:font-weight-complex="normal"/>
    </style:style>
    <style:style style:name="T151" style:family="text">
      <style:text-properties fo:color="#454e5c" loext:opacity="100%" fo:font-weight="normal" officeooo:rsid="00479ce6" style:font-weight-asian="normal" style:font-weight-complex="normal"/>
    </style:style>
    <style:style style:name="T152" style:family="text">
      <style:text-properties fo:color="#454e5c" loext:opacity="100%" fo:font-size="8pt" fo:font-weight="normal" officeooo:rsid="01094c72" style:font-size-asian="8pt" style:font-weight-asian="normal" style:font-size-complex="8pt" style:font-weight-complex="normal"/>
    </style:style>
    <style:style style:name="T153" style:family="text">
      <style:text-properties fo:color="#454e5c" loext:opacity="100%" fo:font-size="8pt" style:font-size-asian="8pt" style:font-size-complex="8pt"/>
    </style:style>
    <style:style style:name="T154" style:family="text">
      <style:text-properties fo:color="#454e5c" loext:opacity="100%" fo:font-size="8pt" officeooo:rsid="00a59fa2" style:font-size-asian="8pt" style:font-size-complex="8pt"/>
    </style:style>
    <style:style style:name="T155" style:family="text">
      <style:text-properties fo:color="#454e5c" loext:opacity="100%" fo:font-size="8pt" officeooo:rsid="00353e9a" style:font-size-asian="8pt" style:font-size-complex="8pt"/>
    </style:style>
    <style:style style:name="T156" style:family="text">
      <style:text-properties fo:color="#454e5c" loext:opacity="100%" fo:font-size="8pt" officeooo:rsid="004736f2" style:font-size-asian="8pt" style:font-size-complex="8pt"/>
    </style:style>
    <style:style style:name="T157" style:family="text">
      <style:text-properties fo:color="#454e5c" loext:opacity="100%" fo:font-size="7pt" style:font-size-asian="7pt" style:font-size-complex="7pt"/>
    </style:style>
    <style:style style:name="T158" style:family="text">
      <style:text-properties fo:color="#454e5c" loext:opacity="100%" fo:font-size="7pt" officeooo:rsid="00ea049a" style:font-size-asian="7pt" style:font-size-complex="7pt"/>
    </style:style>
    <style:style style:name="T159" style:family="text">
      <style:text-properties fo:color="#454e5c" loext:opacity="100%" fo:font-size="7pt" officeooo:rsid="00cd0718" style:font-size-asian="7pt" style:font-size-complex="7pt"/>
    </style:style>
    <style:style style:name="T160" style:family="text">
      <style:text-properties fo:color="#454e5c" loext:opacity="100%" fo:font-size="7pt" officeooo:rsid="00c3733e" style:font-size-asian="7pt" style:font-size-complex="7pt"/>
    </style:style>
    <style:style style:name="T161" style:family="text">
      <style:text-properties fo:color="#454e5c" loext:opacity="100%" fo:font-size="7pt" officeooo:rsid="0037dc49" style:font-size-asian="7pt" style:font-size-complex="7pt"/>
    </style:style>
    <style:style style:name="T162" style:family="text">
      <style:text-properties fo:color="#454e5c" loext:opacity="100%" officeooo:rsid="003923b8"/>
    </style:style>
    <style:style style:name="T163" style:family="text">
      <style:text-properties officeooo:rsid="00cbf010"/>
    </style:style>
    <style:style style:name="T164" style:family="text">
      <style:text-properties officeooo:rsid="003ac1ec"/>
    </style:style>
    <style:style style:name="T165" style:family="text">
      <style:text-properties fo:font-size="12pt" officeooo:rsid="01424c80" style:font-name-asian="FontAwesome" style:font-size-asian="12pt" style:font-style-asian="normal" style:font-name-complex="FontAwesome" style:font-size-complex="12pt" style:font-style-complex="normal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5"><text:span text:style-name="T86"><text:s/></text:span><text:span text:style-name="T102">Alexander van Klaveren <text:s text:c="9"/><text:tab/><text:tab/><text:tab/></text:span><text:span text:style-name="T103"></text:span><text:span text:style-name="T104"> <text:s text:c="2"/></text:span><text:span text:style-name="T105">Groningen, The Netherlands</text:span></text:p>
            <text:p text:style-name="P53"><text:s text:c="2"/>Full Stack Developer<text:tab/><text:tab/><text:tab/><text:tab/><text:tab/><text:tab/><text:tab/><text:span text:style-name="T100"></text:span><text:span text:style-name="T84"> <text:s text:c="2"/></text:span><text:a xlink:type="simple" xlink:href="https://www.linkedin.com/in/alexander-van-klaveren-06b49228" text:style-name="Internet_20_link" text:visited-style-name="Visited_20_Internet_20_Link"><text:span text:style-name="Internet_20_link"><text:span text:style-name="T16">alexander-van-klaveren-06b49228</text:span></text:span></text:a></text:p>
            <text:p text:style-name="P56"><text:span text:style-name="T4"><text:s text:c="2"/></text:span><text:span text:style-name="T7"></text:span><text:span text:style-name="T8"> </text:span><text:a xlink:type="simple" xlink:href="mailto:alvanklaveren@alvanklaveren.com" text:style-name="Internet_20_link" text:visited-style-name="Visited_20_Internet_20_Link"><text:span text:style-name="T5">alvanklaveren</text:span></text:a><text:a xlink:type="simple" xlink:href="mailto:alvanklaveren@alvanklaveren.com" text:style-name="Internet_20_link" text:visited-style-name="Visited_20_Internet_20_Link"><text:span text:style-name="T3">@</text:span></text:a><text:a xlink:type="simple" xlink:href="mailto:alvanklaveren@alvanklaveren.com" text:style-name="Internet_20_link" text:visited-style-name="Visited_20_Internet_20_Link"><text:span text:style-name="T5">alvanklaveren</text:span></text:a><text:a xlink:type="simple" xlink:href="mailto:alvanklaveren@alvanklaveren.com" text:style-name="Internet_20_link" text:visited-style-name="Visited_20_Internet_20_Link"><text:span text:style-name="T3">.com</text:span></text:a><text:span text:style-name="T4"><text:tab/><text:tab/><text:tab/><text:tab/><text:tab/></text:span><text:span text:style-name="T1"></text:span><text:span text:style-name="T2"> <text:s text:c="2"/></text:span><text:a xlink:type="simple" xlink:href="https://www.alvanklaveren.com/" text:style-name="Internet_20_link" text:visited-style-name="Visited_20_Internet_20_Link"><text:span text:style-name="T6">https://www.alvanklaveren.com</text:span></text:a></text:p>
            <text:p text:style-name="P54"><text:span text:style-name="T17"><text:s text:c="2"/></text:span><text:span text:style-name="T18"><text:tab/><text:tab/></text:span><text:span text:style-name="T19"><text:tab/><text:tab/><text:tab/><text:tab/><text:tab/><text:tab/><text:tab/></text:span><text:span text:style-name="T165"></text:span><text:span text:style-name="T20"> <text:s/></text:span><text:span text:style-name="T21">A </text:span><text:span text:style-name="T90"></text:span><text:span text:style-name="T22"> <text:s text:c="2"/>B </text:span><text:span text:style-name="T101"></text:span></text:p>
          </table:table-cell>
          <table:covered-table-cell/>
        </table:table-row>
        <table:table-row table:style-name="TableLine93918054010352">
          <table:table-cell table:style-name="Table1.A2" office:value-type="string">
            <text:p text:style-name="P2"/>
            <text:p text:style-name="P21"/>
            <text:p text:style-name="P1">ABOUT ME</text:p>
            <text:p text:style-name="P24">Developing software in close contact with end users <text:span text:style-name="T23">i</text:span>s <text:span text:style-name="T23">still</text:span> an absolute joy for me. <text:span text:style-name="T24">Working in a niche market makes it incredibly fun, allowing me to use my creativity and problem-solving skills to find solutions that cannot so easily be picked off the shelf. Although working individually from time to time, I prefer working in teams with like-minded people, sharing knowledge and ideas, while improving the software and each other. </text:span></text:p>
            <text:p text:style-name="P23"/>
            <text:p text:style-name="P24">I am eager to learn new things and <text:span text:style-name="T25">always</text:span> invest <text:span text:style-name="T26">time</text:span> at home <text:span text:style-name="T26">to familiarize myself with</text:span> <text:span text:style-name="T27">new technologies and paradigms. </text:span><text:s/></text:p>
            <text:p text:style-name="P22"/>
            <text:p text:style-name="P2"/>
            <text:p text:style-name="P1">WORK EXPERIENCE</text:p>
            <text:p text:style-name="P9"><text:span text:style-name="T28">20</text:span><text:span text:style-name="T29">19</text:span><text:span text:style-name="T28"> – </text:span><text:span text:style-name="T29">present</text:span><text:span text:style-name="T37"><text:tab/></text:span><text:span text:style-name="T160">Front- and backend developer</text:span><text:span text:style-name="T139"> at Maccs International BV </text:span><text:span text:style-name="T140">(Vista Group)</text:span><text:span text:style-name="T139">. Working on </text:span></text:p>
            <text:p text:style-name="P30"><text:span text:style-name="T106"><text:tab/><text:tab/></text:span><text:span text:style-name="T107">our </text:span><text:span text:style-name="T106">(AWS) cloud-based solution for theatrical distribution called Mica (www.mica.co),</text:span></text:p>
            <text:p text:style-name="P31"><text:span text:style-name="T41">Groningen</text:span><text:span text:style-name="T39"><text:tab/><text:tab/></text:span><text:span text:style-name="T42">developed using Java (spring-boot) and MariaDB</text:span><text:span text:style-name="T39">. In an agile </text:span><text:span text:style-name="T42">e</text:span><text:span text:style-name="T39">nvironment </text:span><text:span text:style-name="T43">(continuous</text:span></text:p>
            <text:p text:style-name="P31"><text:span text:style-name="T43"><text:tab/><text:tab/>delivery) I, and we</text:span><text:span text:style-name="T44"> </text:span><text:span text:style-name="T43">as a </text:span><text:span text:style-name="T44">team, </text:span><text:span text:style-name="T45">work</text:span><text:span text:style-name="T39"> </text:span><text:span text:style-name="T44">closely </text:span><text:span text:style-name="T45">toge</text:span><text:span text:style-name="T44">ther </text:span><text:span text:style-name="T45">with each other and end-users, <text:s/></text:span><text:span text:style-name="T46"><text:s text:c="33"/><text:tab/><text:tab/></text:span><text:span text:style-name="T45">allowing us to</text:span><text:span text:style-name="T42"> </text:span><text:span text:style-name="T45">q</text:span><text:span text:style-name="T39">uickly respond to the needs of our customers. </text:span><text:span text:style-name="T47">M</text:span><text:span text:style-name="T48">y years of experience </text:span></text:p>
            <text:p text:style-name="P31"><text:span text:style-name="T48"><text:s text:c="37"/><text:tab/></text:span><text:span text:style-name="T49">in developing </text:span><text:span text:style-name="T45">E</text:span><text:span text:style-name="T49">RP solutions </text:span><text:span text:style-name="T45">for the film industry </text:span><text:span text:style-name="T48">help</text:span><text:span text:style-name="T47">s the team </text:span><text:span text:style-name="T48">in </text:span><text:span text:style-name="T47">making d</text:span><text:span text:style-name="T48">ecisions </text:span></text:p>
            <text:p text:style-name="P35"><text:s text:c="37"/><text:tab/>on database- and code-architecture <text:span text:style-name="T71">as well as </text:span><text:span text:style-name="T72">impl</text:span><text:span text:style-name="T73">e</text:span><text:span text:style-name="T72">m</text:span><text:span text:style-name="T73">e</text:span><text:span text:style-name="T72">nting </text:span><text:span text:style-name="T71">goo</text:span><text:span text:style-name="T72">d</text:span><text:span text:style-name="T71"> coding practices </text:span><text:span text:style-name="T74">and</text:span></text:p>
            <text:p text:style-name="P35"><text:span text:style-name="T74"><text:s text:c="37"/><text:tab/>standards</text:span>.</text:p>
            <text:p text:style-name="P39"/>
            <text:p text:style-name="P39"><text:tab/><text:tab/><text:span text:style-name="T89">Technologies used:</text:span></text:p>
            <text:p text:style-name="P40"><text:span text:style-name="T89"><text:tab/><text:tab/></text:span><text:span text:style-name="T10"> Java </text:span><text:span text:style-name="T164"><text:s text:c="2"/></text:span><text:span text:style-name="T10"><text:s/>Type</text:span><text:span text:style-name="T13">S</text:span><text:span text:style-name="T10">cript </text:span><text:span text:style-name="T89"><text:s text:c="2"/></text:span><text:span text:style-name="T10"><text:s/></text:span><text:span text:style-name="T12">Angular</text:span><text:span text:style-name="T10"> </text:span><text:span text:style-name="T89"><text:s text:c="2"/></text:span><text:span text:style-name="T10"><text:s/></text:span><text:span text:style-name="T12">Spring</text:span><text:span text:style-name="T10"> </text:span><text:span text:style-name="T164"><text:s text:c="2"/></text:span><text:span text:style-name="T10"><text:s/></text:span><text:span text:style-name="T12">MariaDB</text:span><text:span text:style-name="T10"> </text:span><text:span text:style-name="T89"><text:tab/></text:span></text:p>
            <text:p text:style-name="P7"/>
            <text:p text:style-name="P5"/>
            <text:p text:style-name="P11"><text:span text:style-name="T30">2</text:span><text:span text:style-name="T28">01</text:span><text:span text:style-name="T31">0</text:span><text:span text:style-name="T28"> – 201</text:span><text:span text:style-name="T32">9</text:span><text:span text:style-name="T38"><text:tab/><text:tab/></text:span><text:span text:style-name="T159">(Lead) Senior </text:span><text:span text:style-name="T157">developer</text:span><text:span text:style-name="T138"> </text:span><text:span text:style-name="T140">at Maccs International BV (Transparent Constructions).</text:span></text:p>
            <text:p text:style-name="P30"><text:span text:style-name="T108"><text:tab/><text:tab/></text:span><text:span text:style-name="T109">Working on our main product MACCS </text:span><text:span text:style-name="T110">(www.maccs.com)</text:span><text:span text:style-name="T109">, a de</text:span><text:span text:style-name="T111">s</text:span><text:span text:style-name="T109">ktop application for</text:span></text:p>
            <text:p text:style-name="P33"><text:span text:style-name="T41">Ubbena / Groningen</text:span><text:span text:style-name="T40"><text:tab/></text:span><text:span text:style-name="T50">t</text:span><text:span text:style-name="T40">heatrical distribution </text:span><text:span text:style-name="T51">(planning, order, sales, logistics, finance) </text:span><text:span text:style-name="T40">using PowerScript</text:span></text:p>
            <text:p text:style-name="P33"><text:span text:style-name="T40"><text:tab/><text:tab/>(PowerBuilder) and Oracle, </text:span><text:span text:style-name="T52">I t</text:span><text:span text:style-name="T53">ook </text:span><text:span text:style-name="T54">the l</text:span><text:span text:style-name="T53">ead </text:span><text:span text:style-name="T54">in</text:span><text:span text:style-name="T53"> </text:span><text:span text:style-name="T55">the </text:span><text:span text:style-name="T53">majority of projects funded </text:span><text:span text:style-name="T56">b</text:span><text:span text:style-name="T53">y Warner</text:span></text:p>
            <text:p text:style-name="P33"><text:span text:style-name="T53"><text:tab/><text:tab/>Bros and Paramount. </text:span><text:span text:style-name="T57">I t</text:span><text:span text:style-name="T40">rain</text:span><text:span text:style-name="T57">ed</text:span><text:span text:style-name="T40"> and coach</text:span><text:span text:style-name="T57">ed</text:span><text:span text:style-name="T40"> </text:span><text:span text:style-name="T50">c</text:span><text:span text:style-name="T40">olleagues in the </text:span><text:span text:style-name="T53">N</text:span><text:span text:style-name="T40">etherlands and abroad,</text:span></text:p>
            <text:p text:style-name="P33"><text:span text:style-name="T40"><text:tab/><text:tab/></text:span><text:span text:style-name="T57">as well as</text:span><text:span text:style-name="T40"> </text:span><text:span text:style-name="T53">end-users on-site </text:span><text:span text:style-name="T57">during deployments. I</text:span><text:span text:style-name="T53">n the Netherlands and abroad </text:span></text:p>
            <text:p text:style-name="P33"><text:span text:style-name="T53"><text:tab/><text:tab/>(mainly Europe). </text:span><text:span text:style-name="T58">At the end of 2014, I decided to combine work with going back to</text:span></text:p>
            <text:p text:style-name="P33"><text:span text:style-name="T58"><text:tab/><text:tab/>University to get my Master’</text:span><text:span text:style-name="T59">s</text:span><text:span text:style-name="T58"> degree, </text:span><text:span text:style-name="T60">wh</text:span><text:span text:style-name="T61">ere</text:span><text:span text:style-name="T60"> </text:span><text:span text:style-name="T61">I </text:span><text:span text:style-name="T60">learn</text:span><text:span text:style-name="T61">ed </text:span><text:span text:style-name="T60">more </text:span><text:span text:style-name="T62">about</text:span><text:span text:style-name="T60"> service oriented</text:span></text:p>
            <text:p text:style-name="P30"><text:span text:style-name="T112"><text:tab/><text:tab/>architectures and </text:span><text:span text:style-name="T113">web</text:span><text:span text:style-name="T112"> security. </text:span><text:span text:style-name="T114">E</text:span><text:span text:style-name="T115">ventually </text:span><text:span text:style-name="T114">I </text:span><text:span text:style-name="T116">mov</text:span><text:span text:style-name="T114">ed</text:span><text:span text:style-name="T115"> </text:span><text:span text:style-name="T116">on </text:span><text:span text:style-name="T112">t</text:span><text:span text:style-name="T116">o </text:span><text:span text:style-name="T117">a</text:span><text:span text:style-name="T116"> new projec</text:span><text:span text:style-name="T118">t </text:span><text:span text:style-name="T113">and </text:span></text:p>
            <text:p text:style-name="P30"><text:span text:style-name="T114"><text:s text:c="36"/></text:span><text:span text:style-name="T116"><text:s/><text:tab/>t</text:span><text:span text:style-name="T119">ransfer</text:span><text:span text:style-name="T114">red</text:span><text:span text:style-name="T119"> </text:span><text:span text:style-name="T113">all of my knowledge about the product and our customers t</text:span><text:span text:style-name="T114">o the new </text:span></text:p>
            <text:p text:style-name="P30"><text:span text:style-name="T114"><text:s text:c="37"/><text:tab/></text:span><text:span text:style-name="T117">s</text:span><text:span text:style-name="T119">crum team’s </text:span><text:span text:style-name="T116">(lead) </text:span><text:span text:style-name="T119">developers/product owners). </text:span></text:p>
            <text:p text:style-name="P38"/>
            <text:p text:style-name="P38"><text:tab/><text:tab/><text:span text:style-name="T89">Technologies used:</text:span></text:p>
            <text:p text:style-name="P39"><text:span text:style-name="T89"><text:tab/><text:tab/></text:span><text:span text:style-name="T9"> </text:span><text:span text:style-name="T10">PowerBuilder </text:span><text:span text:style-name="T164"><text:s text:c="2"/></text:span><text:span text:style-name="T9"><text:s/></text:span><text:span text:style-name="T10">Oracle </text:span><text:span text:style-name="T89"><text:s text:c="2"/></text:span><text:span text:style-name="T10"><text:s/></text:span><text:span text:style-name="T11">M</text:span><text:span text:style-name="T10">ySQL </text:span><text:span text:style-name="T89"><text:tab/><text:tab/></text:span></text:p>
            <text:p text:style-name="P6"/>
            <text:p text:style-name="P12"><text:span text:style-name="T28">200</text:span><text:span text:style-name="T33">6</text:span><text:span text:style-name="T28"> – 2010</text:span><text:span text:style-name="T38"><text:tab/><text:tab/></text:span><text:span text:style-name="T157">Junior </text:span><text:span text:style-name="T158">software developer</text:span><text:span text:style-name="T141"> </text:span><text:span text:style-name="T140">at </text:span><text:span text:style-name="T142">ADG Applications </text:span><text:span text:style-name="T143">(</text:span><text:span text:style-name="T140">Transparen</text:span><text:span text:style-name="T144">t</text:span><text:span text:style-name="T140"> Constructions).</text:span><text:span text:style-name="T138"> </text:span></text:p>
            <text:p text:style-name="P37"><text:tab/><text:tab/>With a Java background (college), in this period I learned to work with Powerbuilder</text:p>
            <text:p text:style-name="P34"><text:span text:style-name="T63">Ubbena <text:tab/><text:tab/></text:span><text:span text:style-name="T38">and Oracle, give demos to potential customers, deploy MACCS in various countries</text:span></text:p>
            <text:p text:style-name="P30"><text:span text:style-name="T111"><text:tab/><text:tab/>and train end users. </text:span><text:span text:style-name="T120">I successfully</text:span><text:span text:style-name="T111"> implemented a pilot project for Paramount in Spain</text:span></text:p>
            <text:p text:style-name="P30"><text:span text:style-name="T111"><text:tab/><text:tab/></text:span><text:span text:style-name="T121">(</text:span><text:span text:style-name="T120">Madrid)</text:span><text:span text:style-name="T111">, </text:span><text:span text:style-name="T121">resulting in</text:span><text:span text:style-name="T120"> </text:span><text:span text:style-name="T111">Paramount </text:span><text:span text:style-name="T121">continue the</text:span><text:span text:style-name="T120"> deployment of MACCS in </text:span><text:span text:style-name="T122">other</text:span></text:p>
            <text:p text:style-name="P30"><text:span text:style-name="T122"><text:s text:c="36"/></text:span><text:span text:style-name="T120"><text:s/><text:tab/></text:span><text:span text:style-name="T111">territorie</text:span><text:span text:style-name="T123">s</text:span><text:span text:style-name="T124"> as well</text:span><text:span text:style-name="T111">.</text:span></text:p>
            <text:p text:style-name="P37"/>
            <text:p text:style-name="P30"><text:span text:style-name="T111"><text:tab/><text:tab/></text:span><text:span text:style-name="T126">Technologies used:</text:span></text:p>
            <text:p text:style-name="P42"><text:span text:style-name="T126"><text:tab/><text:tab/></text:span><text:span text:style-name="T14"> </text:span><text:span text:style-name="T15">PowerBuilder </text:span><text:span text:style-name="T125"><text:s text:c="2"/></text:span><text:span text:style-name="T14"><text:s/></text:span><text:span text:style-name="T15">Oracle </text:span><text:span text:style-name="T125"><text:s text:c="3"/></text:span><text:span text:style-name="T15">PHP </text:span><text:span text:style-name="T125"><text:s/></text:span></text:p>
            <text:p text:style-name="P16"/>
            <text:p text:style-name="P20"/>
            <text:p text:style-name="P12"><text:span text:style-name="T28">200</text:span><text:span text:style-name="T34">2</text:span><text:span text:style-name="T28"> – 200</text:span><text:span text:style-name="T33">6</text:span><text:span text:style-name="T38"><text:tab/><text:tab/></text:span><text:span text:style-name="T161">System Administrator</text:span><text:span text:style-name="T147"> </text:span><text:span text:style-name="T145">at a tax advice agency called Slenema &amp; Co. </text:span><text:span text:style-name="T146">As the only</text:span></text:p>
            <text:p text:style-name="P41"><text:tab/><text:tab/>tech-savvy employee I took care of the network infrastructure and application</text:p>
            <text:p text:style-name="P34"><text:span text:style-name="T63">Roden</text:span><text:span text:style-name="T64"><text:tab/><text:tab/>management. In this period I got some certificates in accounting (LOI Praktijkdiploma</text:span></text:p>
            <text:p text:style-name="P34"><text:span text:style-name="T64"><text:tab/><text:tab/>Boekhouden </text:span><text:span text:style-name="T65">(2004) </text:span><text:span text:style-name="T64">/ LOI Moderne Bedrijfsadministratie </text:span><text:span text:style-name="T65">(2006)</text:span><text:span text:style-name="T64">). <text:s/></text:span><text:span text:style-name="T66">As a side project, <text:s text:c="46"/></text:span></text:p>
            <text:p text:style-name="P34"><text:span text:style-name="T66"><text:s text:c="37"/><text:tab/>I </text:span><text:span text:style-name="T64">developed a time-</text:span><text:span text:style-name="T65">r</text:span><text:span text:style-name="T64">egistration </text:span><text:span text:style-name="T67">tool</text:span><text:span text:style-name="T64"> in Visual Basic for Applications.</text:span></text:p>
            <text:p text:style-name="P36"/>
            <text:p text:style-name="P36"><text:span text:style-name="T163"><text:tab/><text:tab/></text:span><text:span text:style-name="T89">Technologies used:</text:span></text:p>
            <text:p text:style-name="P15"><text:span text:style-name="T162"><text:tab/><text:tab/></text:span><text:span text:style-name="T9"> Visual Basic for Applications </text:span><text:span text:style-name="T164"><text:s/></text:span></text:p>
            <text:p text:style-name="P14"/>
            <text:p text:style-name="P14"/>
            <text:p text:style-name="P3">Education</text:p>
            <text:p text:style-name="P10"><text:span text:style-name="T28">20</text:span><text:span text:style-name="T35">15</text:span><text:span text:style-name="T28"> – </text:span><text:span text:style-name="T35">2019</text:span><text:span text:style-name="T75"><text:tab/><text:tab/></text:span><text:span text:style-name="T154">Master of Science – Sof</text:span><text:span text:style-name="T155">t</text:span><text:span text:style-name="T154">ware Engineering (</text:span><text:span text:style-name="T156">c</text:span><text:span text:style-name="T154">um </text:span><text:span text:style-name="T156">l</text:span><text:span text:style-name="T154">aude)</text:span></text:p>
            <text:p text:style-name="P32"><text:span text:style-name="T85"><text:tab/><text:tab/></text:span><text:span text:style-name="T68">Open University </text:span><text:span text:style-name="T70">|</text:span><text:span text:style-name="T68"> </text:span><text:span text:style-name="T69">NL</text:span></text:p>
            <text:p text:style-name="P17"/>
            <text:p text:style-name="P13"><text:span text:style-name="T28">1998 – 2002</text:span> <text:tab/><text:span text:style-name="T153">Bachelor of Science – Software Engineering</text:span></text:p>
            <text:p text:style-name="P13"><text:span text:style-name="T152"><text:tab/><text:tab/></text:span><text:span text:style-name="T148">Hanze University of Applied Sciences </text:span><text:span text:style-name="T149">|</text:span><text:span text:style-name="T138"> </text:span><text:span text:style-name="T149">Groningen, </text:span><text:span text:style-name="T150">N</text:span><text:span text:style-name="T151">L</text:span></text:p>
          </table:table-cell>
          <table:table-cell table:style-name="Table1.B2" office:value-type="string">
            <text:list xml:id="list1449210152" text:style-name="L1">
              <text:list-header>
                <text:p text:style-name="P58"/>
              </text:list-header>
            </text:list>
            <text:p text:style-name="P8"><text:span text:style-name="T36">S</text:span><text:span text:style-name="T28">kills &amp; Tools</text:span></text:p>
            <text:p text:style-name="P43">Languages</text:p>
            <text:list xml:id="list110716439589339" text:continue-numbering="true" text:style-name="L1">
              <text:list-item>
                <text:p text:style-name="P59"><text:span text:style-name="T128">J</text:span><text:span text:style-name="T77">ava </text:span><text:span text:style-name="T79">11 </text:span><text:span text:style-name="T82"><text:s text:c="31"/></text:span><text:span text:style-name="T82"><draw:custom-shape text:anchor-type="as-char" svg:y="-0.052in" draw:z-index="0" draw:name="Shape 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82"><text:s/></text:span><text:span text:style-name="T82"><draw:custom-shape text:anchor-type="as-char" svg:y="-0.052in" draw:z-index="1" draw:name="Shape 2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82"><text:s/></text:span><text:span text:style-name="T82"><draw:custom-shape text:anchor-type="as-char" svg:y="-0.052in" draw:z-index="2" draw:name="Shape 3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82"><text:s/></text:span><text:span text:style-name="T82"><draw:custom-shape text:anchor-type="as-char" svg:y="-0.052in" draw:z-index="3" draw:name="Shape 4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82"><text:s/></text:span><text:span text:style-name="T82"><draw:custom-shape text:anchor-type="as-char" svg:y="-0.052in" draw:z-index="4" draw:name="Shape 5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</text:list-item>
            </text:list>
            <text:list xml:id="list3209424442" text:style-name="L2">
              <text:list-item>
                <text:p text:style-name="P60"><text:span text:style-name="T76">Type</text:span><text:span text:style-name="T80">S</text:span><text:span text:style-name="T76">cript, </text:span><text:span text:style-name="T78">Java</text:span><text:span text:style-name="T80">S</text:span><text:span text:style-name="T78">cript <text:s/></text:span><text:span text:style-name="T76"><text:s text:c="4"/></text:span><text:span text:style-name="T127"><text:s/></text:span><text:span text:style-name="T82"><draw:custom-shape text:anchor-type="as-char" svg:y="-0.052in" draw:z-index="5" draw:name="Shape 6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82"><text:s/></text:span><text:span text:style-name="T82"><draw:custom-shape text:anchor-type="as-char" svg:y="-0.052in" draw:z-index="6" draw:name="Shape 7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82"><text:s/></text:span><text:span text:style-name="T82"><draw:custom-shape text:anchor-type="as-char" svg:y="-0.052in" draw:z-index="7" draw:name="Shape 8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82"><text:s/></text:span><text:span text:style-name="T82"><draw:custom-shape text:anchor-type="as-char" svg:y="-0.052in" draw:z-index="8" draw:name="Shape 9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82"><text:s/></text:span><text:span text:style-name="T82"><draw:custom-shape text:anchor-type="as-char" svg:y="-0.052in" draw:z-index="9" draw:name="Shape 10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</text:list-item>
            </text:list>
            <text:p text:style-name="P47"/>
            <text:p text:style-name="P44"><text:span text:style-name="T87">F</text:span><text:span text:style-name="T86">rameworks</text:span></text:p>
            <text:list xml:id="list110716955456530" text:continue-list="list110716439589339" text:style-name="L1">
              <text:list-item>
                <text:p text:style-name="P61"><text:span text:style-name="T131">Spring </text:span><text:span text:style-name="T133"><text:tab/><text:tab/></text:span><text:span text:style-name="T131"> </text:span><text:s/><text:tab/> <text:s text:c="9"/><draw:custom-shape text:anchor-type="as-char" svg:y="-0.052in" draw:z-index="25" draw:name="Shape 26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6" draw:name="Shape 27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7" draw:name="Shape 28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8" draw:name="Shape 29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9" draw:name="Shape 30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</text:list-item>
              <text:list-item>
                <text:p text:style-name="P61"><text:span text:style-name="T131">Wicket</text:span> <text:tab/> <text:s text:c="3"/><text:tab/><text:tab/> <text:s text:c="9"/><draw:custom-shape text:anchor-type="as-char" svg:y="-0.052in" draw:z-index="30" draw:name="Shape 3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1" draw:name="Shape 32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8" draw:name="Shape 34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7" draw:name="Shape 4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2" draw:name="Shape 35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</text:list-item>
              <text:list-item>
                <text:p text:style-name="P61"><text:span text:style-name="T131">Angular<text:tab/></text:span> <text:tab/> <text:s text:c="9"/><draw:custom-shape text:anchor-type="as-char" svg:y="-0.052in" draw:z-index="33" draw:name="Shape 36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4" draw:name="Shape 37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5" draw:name="Shape 38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9" draw:name="Shape 33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6" draw:name="Shape 40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text:p text:style-name="P63"/>
              </text:list-item>
            </text:list>
            <text:p text:style-name="P26"/>
            <text:p text:style-name="P45"><text:span text:style-name="T87">Relational </text:span><text:span text:style-name="T86">Databases</text:span></text:p>
            <text:list xml:id="list110716025134119" text:continue-list="list3209424442" text:style-name="L2">
              <text:list-item>
                <text:p text:style-name="P62"><text:span text:style-name="T128">Oracle<text:tab/><text:tab/> <text:s text:c="13"/></text:span><text:span text:style-name="T128"><draw:custom-shape text:anchor-type="as-char" svg:y="-0.052in" draw:z-index="40" draw:name="Shape 39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128"><text:s/></text:span><text:span text:style-name="T128"><draw:custom-shape text:anchor-type="as-char" svg:y="-0.052in" draw:z-index="41" draw:name="Shape 42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128"><text:s/></text:span><text:span text:style-name="T128"><draw:custom-shape text:anchor-type="as-char" svg:y="-0.052in" draw:z-index="42" draw:name="Shape 43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128"><text:s/></text:span><text:span text:style-name="T128"><draw:custom-shape text:anchor-type="as-char" svg:y="-0.052in" draw:z-index="49" draw:name="Shape 51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128"><text:s/></text:span><text:span text:style-name="T128"><draw:custom-shape text:anchor-type="as-char" svg:y="-0.052in" draw:z-index="48" draw:name="Shape 50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</text:list-item>
              <text:list-item>
                <text:p text:style-name="P62"><text:span text:style-name="T128">My</text:span><text:span text:style-name="T129">S</text:span><text:span text:style-name="T132">QL<text:tab/><text:tab/> <text:s text:c="13"/></text:span><text:span text:style-name="T132"><draw:custom-shape text:anchor-type="as-char" svg:y="-0.052in" draw:z-index="43" draw:name="Shape 46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132"><text:s/></text:span><text:span text:style-name="T132"><draw:custom-shape text:anchor-type="as-char" svg:y="-0.052in" draw:z-index="44" draw:name="Shape 47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132"><text:s/></text:span><text:span text:style-name="T132"><draw:custom-shape text:anchor-type="as-char" svg:y="-0.052in" draw:z-index="45" draw:name="Shape 48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132"><text:s/></text:span><text:span text:style-name="T132"><draw:custom-shape text:anchor-type="as-char" svg:y="-0.052in" draw:z-index="46" draw:name="Shape 49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132"><text:s/></text:span><text:span text:style-name="T132"><draw:custom-shape text:anchor-type="as-char" svg:y="-0.052in" draw:z-index="47" draw:name="Shape 45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</text:list-item>
              <text:list-item>
                <text:p text:style-name="P62"><text:span text:style-name="T130">MariaD</text:span><text:span text:style-name="T129">B</text:span> <text:s text:c="2"/><text:tab/> <text:s text:c="13"/><draw:custom-shape text:anchor-type="as-char" svg:y="-0.052in" draw:z-index="10" draw:name="Shape 1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1" draw:name="Shape 12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2" draw:name="Shape 13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3" draw:name="Shape 14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4" draw:name="Shape 15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</text:list-item>
            </text:list>
            <text:p text:style-name="P25"><text:s/></text:p>
            <text:p text:style-name="P46"><text:span text:style-name="T88">I</text:span><text:span text:style-name="T86">DE</text:span></text:p>
            <text:list xml:id="list110716311406168" text:continue-numbering="true" text:style-name="L2">
              <text:list-item>
                <text:p text:style-name="P64">Eclipse, IntelliJ, <text:span text:style-name="T92">VS Code</text:span></text:p>
              </text:list-item>
            </text:list>
            <text:p text:style-name="P48"/>
            <text:p text:style-name="P48">Operating Systems</text:p>
            <text:list xml:id="list1676047959" text:style-name="L3">
              <text:list-item>
                <text:p text:style-name="P65">Windows <text:s/>/ Linux <text:span text:style-name="T93">(</text:span><text:span text:style-name="T91"></text:span><text:span text:style-name="T93">)</text:span></text:p>
              </text:list-item>
            </text:list>
            <text:p text:style-name="P50"/>
            <text:p text:style-name="P49">Keywords</text:p>
            <text:list xml:id="list110715679796152" text:continue-numbering="true" text:style-name="L3">
              <text:list-item>
                <text:p text:style-name="P66">Maven, Git, <text:span text:style-name="T95">Subversion, </text:span><text:span text:style-name="T94">Tomcat, </text:span><text:span text:style-name="T96">AWS, </text:span><text:span text:style-name="T95">PowerBuilder, </text:span><text:span text:style-name="T97"><text:s/></text:span><text:span text:style-name="T134">HTML, CSS, </text:span><text:span text:style-name="T135"><text:s/></text:span><text:span text:style-name="T137">Bootstrap, </text:span><text:span text:style-name="T135">Agile, Scrum</text:span></text:p>
              </text:list-item>
            </text:list>
            <text:p text:style-name="P50"/>
            <text:p text:style-name="P19"/>
            <text:p text:style-name="P18"/>
            <text:p text:style-name="P4">Languages</text:p>
            <text:p text:style-name="P28">Dutch<text:tab/><text:tab/> <text:s text:c="13"/><draw:custom-shape text:anchor-type="as-char" svg:y="-0.052in" draw:z-index="15" draw:name="Shape 16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6" draw:name="Shape 17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7" draw:name="Shape 18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8" draw:name="Shape 19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 20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29"><text:s text:c="2"/><text:tab/> <text:s/><text:span text:style-name="T136">Native</text:span><text:span text:style-name="T98"> </text:span></text:p>
            <text:p text:style-name="P27"/>
            <text:p text:style-name="P28">English<text:tab/><text:tab/> <text:s text:c="13"/><draw:custom-shape text:anchor-type="as-char" svg:y="-0.052in" draw:z-index="20" draw:name="Shape 2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1" draw:name="Shape 22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2" draw:name="Shape 23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3" draw:name="Shape 24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4" draw:name="Shape 25" draw:style-name="gr1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51"><text:span text:style-name="T82"><text:tab/><text:tab/></text:span><text:span text:style-name="T83">Professional</text:span><text:span text:style-name="T81"> </text:span></text:p>
            <text:p text:style-name="P52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FontAwesome" svg:font-family="FontAwesom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, sans-serif"/>
    <style:font-face style:name="Roboto2" svg:font-family="Roboto, sans-serif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loext:opacity="100%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ffffff" loext:opacity="100%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09:46:15.228838954</meta:creation-date>
    <dc:date>2022-08-25T11:07:15.356344929</dc:date>
    <meta:editing-duration>PT1H16M36S</meta:editing-duration>
    <meta:editing-cycles>56</meta:editing-cycles>
    <meta:generator>LibreOffice/7.3.5.2$Linux_X86_64 LibreOffice_project/30$Build-2</meta:generator>
    <meta:document-statistic meta:table-count="1" meta:image-count="0" meta:object-count="0" meta:page-count="1" meta:paragraph-count="76" meta:word-count="583" meta:character-count="4538" meta:non-whitespace-character-count="3311"/>
  </office:meta>
</office:document-meta>
</file>